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textarea-horizontal-align="justify" draw:textarea-vertical-align="middle" draw:auto-grow-height="false" fo:min-height="7.75cm" fo:min-width="18.5cm" loext:decorative="false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6.15cm" fo:min-width="3.3cm" style:writing-mode="lr-tb" loext:decorative="false"/>
      <style:paragraph-properties style:writing-mode="lr-tb"/>
    </style:style>
    <style:style style:name="gr3" style:family="graphic">
      <style:graphic-properties style:protect="size" style:writing-mode="lr-tb" loext:decorative="false"/>
    </style:style>
    <style:style style:name="gr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 loext:decorative="false"/>
      <style:paragraph-properties style:writing-mode="lr-tb"/>
    </style:style>
    <style:style style:name="gr11" style:family="graphic" style:parent-style-name="standard">
      <style:graphic-properties draw:textarea-vertical-align="middle" loext:decorative="false"/>
    </style:style>
    <style:style style:name="P1" style:family="paragraph">
      <loext:graphic-properties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8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cm" svg:height="6.4cm" svg:x="8cm" svg:y="3cm">
          <text:p text:style-name="P2">AXI4S UART</text:p>
          <draw:enhanced-geometry svg:viewBox="0 0 21600 21600" draw:type="rectangle" draw:enhanced-path="M 0 0 L 21600 0 21600 21600 0 21600 0 0 Z N"/>
        </draw:custom-shape>
        <draw:g draw:style-name="gr3" xml:id="id5" draw:id="id5">
          <draw:glue-point draw:id="4" svg:x="-4.663cm" svg:y="0cm"/>
          <draw:glue-point draw:id="5" svg:x="5cm" svg:y="0cm"/>
          <draw:custom-shape draw:style-name="gr4" draw:text-style-name="P5" draw:layer="layout" svg:width="3cm" svg:height="2cm" svg:x="8.4cm" svg:y="7cm">
            <text:p text:style-name="P4"><text:span text:style-name="T1">AXI4S</text:span></text:p>
            <text:p text:style-name="P4"><text:span text:style-name="T1">UART TX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6" draw:layer="layout" svg:width="0.2cm" svg:height="0.4cm" svg:x="11.2cm" svg:y="7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7" draw:layer="layout" svg:width="0.2cm" svg:height="0.4cm" svg:x="8.4cm" svg:y="7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2" draw:id="id2">
          <draw:glue-point draw:id="4" svg:x="4.66cm" svg:y="0cm"/>
          <draw:glue-point draw:id="5" svg:x="-5cm" svg:y="0cm"/>
          <draw:custom-shape draw:style-name="gr7" draw:text-style-name="P5" draw:layer="layout" svg:width="3cm" svg:height="2cm" svg:x="8.4cm" svg:y="4cm">
            <text:p text:style-name="P4"><text:span text:style-name="T1">AXI4S</text:span></text:p>
            <text:p text:style-name="P4"><text:span text:style-name="T1">UART R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2cm" svg:height="0.4cm" svg:x="8.4cm" svg:y="4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cm" svg:height="0.4cm" svg:x="11.2cm" svg:y="4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10" draw:text-style-name="P9" xml:id="id1" draw:id="id1" draw:layer="layout" svg:width="2.2cm" svg:height="1cm" svg:x="5.2cm" svg:y="4.5cm">
          <draw:text-box>
            <text:p text:style-name="P8">UART RX</text:p>
          </draw:text-box>
        </draw:frame>
        <draw:frame draw:style-name="gr10" draw:text-style-name="P10" xml:id="id3" draw:id="id3" draw:layer="layout" svg:width="3cm" svg:height="1cm" svg:x="12.4cm" svg:y="4.5cm">
          <draw:text-box>
            <text:p>RX Byte</text:p>
          </draw:text-box>
        </draw:frame>
        <draw:frame draw:style-name="gr10" draw:text-style-name="P10" xml:id="id4" draw:id="id4" draw:layer="layout" svg:width="2.145cm" svg:height="1cm" svg:x="12.4cm" svg:y="7.5cm">
          <draw:text-box>
            <text:p>TX Byte</text:p>
          </draw:text-box>
        </draw:frame>
        <draw:frame draw:style-name="gr10" draw:text-style-name="P9" xml:id="id6" draw:id="id6" draw:layer="layout" svg:width="2.2cm" svg:height="1cm" svg:x="5.2cm" svg:y="7.5cm">
          <draw:text-box>
            <text:p text:style-name="P8">UART TX</text:p>
          </draw:text-box>
        </draw:frame>
        <draw:connector draw:style-name="gr11" draw:text-style-name="P2" draw:layer="layout" svg:x1="7.4cm" svg:y1="5cm" svg:x2="8.4cm" svg:y2="5cm" draw:start-shape="id1" draw:start-glue-point="1" draw:end-shape="id2" draw:end-glue-point="5" svg:d="M7400 5000h1000" svg:viewBox="0 0 1001 1">
          <text:p/>
        </draw:connector>
        <draw:connector draw:style-name="gr11" draw:text-style-name="P2" draw:layer="layout" svg:x1="11.4cm" svg:y1="5cm" svg:x2="12.4cm" svg:y2="5cm" draw:start-shape="id2" draw:start-glue-point="1" draw:end-shape="id3" draw:end-glue-point="3" svg:d="M11400 5000h1000" svg:viewBox="0 0 1001 1">
          <text:p/>
        </draw:connector>
        <draw:connector draw:style-name="gr11" draw:text-style-name="P2" draw:layer="layout" svg:x1="12.4cm" svg:y1="8cm" svg:x2="11.4cm" svg:y2="8cm" draw:start-shape="id4" draw:start-glue-point="3" draw:end-shape="id5" draw:end-glue-point="5" svg:d="M12400 8000h-1000" svg:viewBox="0 0 1001 1">
          <text:p/>
        </draw:connector>
        <draw:connector draw:style-name="gr11" draw:text-style-name="P2" draw:layer="layout" svg:x1="8.502cm" svg:y1="8cm" svg:x2="7.4cm" svg:y2="8cm" draw:start-shape="id5" draw:start-glue-point="4" draw:end-shape="id6" draw:end-glue-point="1" svg:d="M8502 8000h-1102" svg:viewBox="0 0 110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17cm" svg:stroke-color="#000000" draw:marker-start-width="0.226cm" draw:marker-start-center="false" draw:marker-end="Arrow_20_short" draw:marker-end-width="0.226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tart-line-spacing-horizontal="0.3cm" draw:start-line-spacing-vertical="0.3cm" draw:end-line-spacing-horizontal="0.3cm" draw:end-line-spacing-vertical="0.3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7T15:42:10.848000000</meta:creation-date>
    <dc:title>IP_blocks</dc:title>
    <meta:editing-duration>PT1M17S</meta:editing-duration>
    <meta:editing-cycles>3</meta:editing-cycles>
    <meta:generator>LibreOffice/7.6.4.1$Windows_X86_64 LibreOffice_project/e19e193f88cd6c0525a17fb7a176ed8e6a3e2aa1</meta:generator>
    <dc:date>2023-12-17T16:21:38.657000000</dc:date>
    <meta:document-statistic meta:object-count="18"/>
    <meta:template xlink:type="simple" xlink:actuate="onRequest" xlink:title="IP_blocks" xlink:href="file:///C:/Users/Lukas/AppData/Roaming/LibreOffice/4/user/template/IP_blocks.otg" meta:date="2023-12-17T15:42:10.406000000"/>
  </office:meta>
</office:document-meta>
</file>